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arial" svg:font-family="arial, sans-serif"/>
    <style:font-face style:name="monospace" svg:font-family="monospace"/>
    <style:font-face style:name="roboto" svg:font-family="roboto, sans-serif"/>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style:writing-mode="page"/>
    </style:style>
    <style:style style:name="P1"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monospace" fo:font-size="8.39999961853027pt" fo:letter-spacing="normal" fo:font-style="normal" fo:font-weight="normal" officeooo:rsid="00207b8f" officeooo:paragraph-rsid="00207b8f"/>
    </style:style>
    <style:style style:name="P2" style:family="paragraph" style:parent-style-name="Standard">
      <style:text-properties officeooo:paragraph-rsid="001fd176"/>
    </style:style>
    <style:style style:name="P3" style:family="paragraph" style:parent-style-name="Standard">
      <style:text-properties fo:font-weight="bold" officeooo:rsid="001fd176" officeooo:paragraph-rsid="001fd176" style:font-weight-asian="bold" style:font-weight-complex="bold"/>
    </style:style>
    <style:style style:name="P4" style:family="paragraph" style:parent-style-name="Standard">
      <style:text-properties fo:font-weight="bold" officeooo:rsid="00224da8" officeooo:paragraph-rsid="00224da8" style:font-weight-asian="bold" style:font-weight-complex="bold"/>
    </style:style>
    <style:style style:name="P5" style:family="paragraph" style:parent-style-name="Standard">
      <style:text-properties fo:font-weight="bold" officeooo:rsid="00244311" officeooo:paragraph-rsid="00244311" style:font-weight-asian="bold" style:font-weight-complex="bold"/>
    </style:style>
    <style:style style:name="P6" style:family="paragraph" style:parent-style-name="Standard">
      <style:text-properties fo:font-weight="bold" officeooo:paragraph-rsid="00244311"/>
    </style:style>
    <style:style style:name="P7" style:family="paragraph" style:parent-style-name="Standard">
      <style:text-properties officeooo:rsid="00224da8" officeooo:paragraph-rsid="00224da8"/>
    </style:style>
    <style:style style:name="P8" style:family="paragraph" style:parent-style-name="Standard">
      <style:text-properties officeooo:paragraph-rsid="00224da8"/>
    </style:style>
    <style:style style:name="P9" style:family="paragraph" style:parent-style-name="Standard">
      <style:text-properties officeooo:paragraph-rsid="00244311"/>
    </style:style>
    <style:style style:name="P10" style:family="paragraph" style:parent-style-name="Standard">
      <style:text-properties officeooo:paragraph-rsid="0025c989"/>
    </style:style>
    <style:style style:name="P11" style:family="paragraph" style:parent-style-name="Standard">
      <style:text-properties officeooo:rsid="0025c989" officeooo:paragraph-rsid="0025c989"/>
    </style:style>
    <style:style style:name="P12" style:family="paragraph" style:parent-style-name="Standard">
      <style:text-properties officeooo:rsid="00273afb" officeooo:paragraph-rsid="00273afb"/>
    </style:style>
    <style:style style:name="P13" style:family="paragraph" style:parent-style-name="Standard">
      <style:text-properties fo:font-size="10pt" officeooo:rsid="00273afb" officeooo:paragraph-rsid="00273afb" style:font-size-asian="10pt" style:font-size-complex="10pt"/>
    </style:style>
    <style:style style:name="P14" style:family="paragraph" style:parent-style-name="Table_20_Contents">
      <style:text-properties officeooo:rsid="001fd176" officeooo:paragraph-rsid="001fd176"/>
    </style:style>
    <style:style style:name="P15" style:family="paragraph" style:parent-style-name="Table_20_Contents">
      <style:text-properties officeooo:paragraph-rsid="001fd176"/>
    </style:style>
    <style:style style:name="P16" style:family="paragraph" style:parent-style-name="Table_20_Contents">
      <style:paragraph-properties fo:margin-left="0cm" fo:margin-right="0cm" fo:text-align="start" style:justify-single-word="false" fo:orphans="2" fo:widows="2" fo:text-indent="0cm" style:auto-text-indent="false"/>
    </style:style>
    <style:style style:name="P17" style:family="paragraph" style:parent-style-name="Table_20_Contents">
      <style:paragraph-properties fo:margin-left="0cm" fo:margin-right="0cm" fo:text-align="start" style:justify-single-word="false" fo:orphans="2" fo:widows="2" fo:text-indent="0cm" style:auto-text-indent="false"/>
      <style:text-properties officeooo:paragraph-rsid="002035b4"/>
    </style:style>
    <style:style style:name="P18" style:family="paragraph" style:parent-style-name="Table_20_Contents">
      <style:paragraph-properties fo:margin-left="0cm" fo:margin-right="0cm" fo:text-align="start" style:justify-single-word="false" fo:orphans="2" fo:widows="2" fo:text-indent="0cm" style:auto-text-indent="false"/>
      <style:text-properties officeooo:rsid="002035b4" officeooo:paragraph-rsid="002035b4"/>
    </style:style>
    <style:style style:name="P19" style:family="paragraph" style:parent-style-name="Table_20_Contents">
      <style:paragraph-properties fo:margin-left="0cm" fo:margin-right="0cm" fo:text-align="start" style:justify-single-word="false" fo:orphans="2" fo:widows="2" fo:text-indent="0cm" style:auto-text-indent="false"/>
      <style:text-properties officeooo:rsid="00207b8f" officeooo:paragraph-rsid="00207b8f"/>
    </style:style>
    <style:style style:name="T1" style:family="text">
      <style:text-properties officeooo:rsid="001fd176"/>
    </style:style>
    <style:style style:name="T2" style:family="text">
      <style:text-properties fo:font-variant="normal" fo:text-transform="none" fo:color="#202124" loext:opacity="100%" style:font-name="arial" fo:font-size="9.60000038146973pt" fo:letter-spacing="normal" fo:font-style="normal" fo:font-weight="normal"/>
    </style:style>
    <style:style style:name="T3" style:family="text">
      <style:text-properties fo:font-variant="normal" fo:text-transform="none" fo:color="#000000" loext:opacity="100%" style:font-name="monospace" fo:font-size="8.39999961853027pt" fo:letter-spacing="normal" fo:font-style="normal" fo:font-weight="normal"/>
    </style:style>
    <style:style style:name="T4" style:family="text">
      <style:text-properties fo:font-variant="normal" fo:text-transform="none" fo:color="#000000" loext:opacity="100%" style:font-name="monospace" fo:font-size="8.39999961853027pt" fo:letter-spacing="normal" fo:font-style="normal" fo:font-weight="normal" style:font-weight-asian="normal" style:font-weight-complex="normal"/>
    </style:style>
    <style:style style:name="T5" style:family="text">
      <style:text-properties fo:font-variant="normal" fo:text-transform="none" fo:color="#000000" loext:opacity="100%" style:font-name="monospace" fo:font-size="8.39999961853027pt" fo:letter-spacing="normal" fo:font-style="normal" fo:font-weight="normal" officeooo:rsid="00224da8" style:font-weight-asian="normal" style:font-weight-complex="normal"/>
    </style:style>
    <style:style style:name="T6" style:family="text">
      <style:text-properties fo:font-variant="normal" fo:text-transform="none" fo:color="#000000" loext:opacity="100%" style:font-name="monospace" fo:font-size="8.39999961853027pt" fo:letter-spacing="normal" fo:font-style="normal" fo:font-weight="normal" officeooo:rsid="00244311" style:font-weight-asian="normal" style:font-weight-complex="normal"/>
    </style:style>
    <style:style style:name="T7" style:family="text">
      <style:text-properties fo:font-variant="normal" fo:text-transform="none" fo:color="#000000" loext:opacity="100%" style:font-name="monospace" fo:font-size="8.39999961853027pt" fo:letter-spacing="normal" fo:font-style="normal" fo:font-weight="normal" officeooo:rsid="0025c989" style:font-weight-asian="normal" style:font-weight-complex="normal"/>
    </style:style>
    <style:style style:name="T8" style:family="text">
      <style:text-properties fo:font-variant="normal" fo:text-transform="none" fo:color="#000000" loext:opacity="100%" style:font-name="monospace" fo:font-size="8.39999961853027pt" fo:letter-spacing="normal" fo:font-style="normal" fo:font-weight="normal" officeooo:rsid="00224da8"/>
    </style:style>
    <style:style style:name="T9" style:family="text">
      <style:text-properties fo:font-variant="normal" fo:text-transform="none" fo:color="#000000" loext:opacity="100%" style:font-name="monospace" fo:font-size="12pt" fo:letter-spacing="normal" fo:font-style="normal" fo:font-weight="normal" officeooo:rsid="0025c989" style:font-size-asian="12pt" style:font-weight-asian="normal" style:font-size-complex="12pt" style:font-weight-complex="normal"/>
    </style:style>
    <style:style style:name="T10" style:family="text">
      <style:text-properties fo:font-variant="normal" fo:text-transform="none" fo:color="#000000" loext:opacity="100%" style:font-name="monospace" fo:font-size="10pt" fo:letter-spacing="normal" fo:font-style="normal" fo:font-weight="normal" officeooo:rsid="0025c989" style:font-size-asian="10pt" style:font-weight-asian="normal" style:font-size-complex="10pt" style:font-weight-complex="normal"/>
    </style:style>
    <style:style style:name="T11" style:family="text">
      <style:text-properties fo:font-variant="normal" fo:text-transform="none" fo:color="#000000" loext:opacity="100%" fo:letter-spacing="normal"/>
    </style:style>
    <style:style style:name="T12" style:family="text">
      <style:text-properties fo:font-variant="normal" fo:text-transform="none" style:font-name="roboto" fo:font-size="9.60000038146973pt" fo:letter-spacing="normal"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color="#b22b31" loext:opacity="100%" style:font-name="monospace" fo:font-size="8.39999961853027pt" fo:letter-spacing="normal" fo:font-style="normal" style:font-weight-asian="normal" style:font-weight-complex="normal"/>
    </style:style>
    <style:style style:name="T15" style:family="text">
      <style:text-properties fo:font-variant="normal" fo:text-transform="none" fo:color="#2d3140" loext:opacity="100%" style:font-name="Open Sans" fo:font-size="7.19999980926514pt" fo:letter-spacing="normal" fo:font-style="normal" fo:font-weight="normal"/>
    </style:style>
    <style:style style:name="T16" style:family="text">
      <style:text-properties fo:font-variant="normal" fo:text-transform="none" fo:color="#2d3140" loext:opacity="100%" style:font-name="Open Sans" fo:letter-spacing="normal" fo:font-style="normal" fo:font-weight="normal"/>
    </style:style>
    <style:style style:name="T17" style:family="text">
      <style:text-properties fo:font-weight="normal" style:font-weight-asian="normal" style:font-weight-complex="normal"/>
    </style:style>
    <style:style style:name="T18" style:family="text">
      <style:text-properties fo:font-weight="normal" officeooo:rsid="00244311" style:font-weight-asian="normal" style:font-weight-complex="normal"/>
    </style:style>
    <style:style style:name="T19" style:family="text">
      <style:text-properties fo:font-weight="bold" officeooo:rsid="001fd176" style:font-weight-asian="bold" style:font-weight-complex="bold"/>
    </style:style>
    <style:style style:name="T20" style:family="text">
      <style:text-properties fo:font-weight="bold" officeooo:rsid="00224da8" style:font-weight-asian="bold" style:font-weight-complex="bold"/>
    </style:style>
    <style:style style:name="T21" style:family="text">
      <style:text-properties officeooo:rsid="002035b4"/>
    </style:style>
    <style:style style:name="T22" style:family="text">
      <style:text-properties officeooo:rsid="00207b8f"/>
    </style:style>
    <style:style style:name="T23" style:family="text">
      <style:text-properties officeooo:rsid="00224da8"/>
    </style:style>
    <style:style style:name="T24" style:family="text">
      <style:text-properties officeooo:rsid="00244311"/>
    </style:style>
    <style:style style:name="T25" style:family="text">
      <style:text-properties officeooo:rsid="00244311" style:font-weight-asian="bold" style:font-weight-complex="bold"/>
    </style:style>
    <style:style style:name="T26" style:family="text">
      <style:text-properties officeooo:rsid="00273afb"/>
    </style:style>
    <style:style style:name="T27" style:family="text">
      <style:text-properties officeooo:rsid="0028df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ompare and contrast the float and Decimal classes&amp;#39; benefits and drawbacks.</text:p>
      <text:p text:style-name="P2"><text:span text:style-name="T1">Ans: </text:span><text:span text:style-name="T2">Float is a single precision (32 bit) floating point data type and decimal is a 128-bit floating point data type</text:span> <text:span text:style-name="T19">Benefits:</text:span></text:p>
      <table:table table:name="Table1" table:style-name="Table1">
        <table:table-column table:style-name="Table1.A" table:number-columns-repeated="2"/>
        <table:table-row table:style-name="TableLine2589886338864">
          <table:table-cell table:style-name="Table1.A1" office:value-type="string">
            <text:p text:style-name="P14">Float</text:p>
          </table:table-cell>
          <table:table-cell table:style-name="Table1.A1" office:value-type="string">
            <text:p text:style-name="P14">Decimal</text:p>
          </table:table-cell>
        </table:table-row>
        <table:table-row table:style-name="TableLine2589886338864">
          <table:table-cell table:style-name="Table1.A1" office:value-type="string">
            <text:p text:style-name="P14">Use <text:s/>when convenience <text:s/>and speed matters</text:p>
          </table:table-cell>
          <table:table-cell table:style-name="Table1.A1" office:value-type="string">
            <text:p text:style-name="P16"><text:span text:style-name="T12">Use decimals when precision matters, such as with financial calculations.</text:span> </text:p>
          </table:table-cell>
        </table:table-row>
        <table:table-row table:style-name="TableLine2589886338864">
          <table:table-cell table:style-name="Table1.A1" office:value-type="string">
            <text:p text:style-name="P14"><text:span text:style-name="T13"> </text:span><text:span text:style-name="T12">the float equivalent does not run into precision issues.</text:span> </text:p>
            <text:p text:style-name="P14">(1.0/3.0)*3.0 == 1.0 <text:span text:style-name="T22">True</text:span></text:p>
          </table:table-cell>
          <table:table-cell table:style-name="Table1.A1" office:value-type="string">
            <text:p text:style-name="P16"><text:span text:style-name="T12">Use decimals when precision matters, such as with financial calculations.</text:span> </text:p>
          </table:table-cell>
        </table:table-row>
        <table:table-row table:style-name="TableLine2589886338864">
          <table:table-cell table:style-name="Table1.A1" office:value-type="string">
            <text:p text:style-name="P14"/>
          </table:table-cell>
          <table:table-cell table:style-name="Table1.A1" office:value-type="string">
            <text:p text:style-name="P17">Decimal('.1')+Decimal('.1') ==Decimal('.2') </text:p>
            <text:p text:style-name="P18">no precision issue.</text:p>
          </table:table-cell>
        </table:table-row>
        <table:table-row table:style-name="TableLine2589886338864">
          <table:table-cell table:style-name="Table1.A1" office:value-type="string">
            <text:p text:style-name="P14"/>
          </table:table-cell>
          <table:table-cell table:style-name="Table1.A1" office:value-type="string">
            <text:p text:style-name="P17"/>
          </table:table-cell>
        </table:table-row>
      </table:table>
      <text:p text:style-name="P3">Drawbacks</text:p>
      <table:table table:name="Table2" table:style-name="Table2">
        <table:table-column table:style-name="Table2.A" table:number-columns-repeated="2"/>
        <table:table-row table:style-name="TableLine2589886415472">
          <table:table-cell table:style-name="Table2.A1" office:value-type="string">
            <text:p text:style-name="P14">Give approximation of the number <text:s/>declared</text:p>
          </table:table-cell>
          <table:table-cell table:style-name="Table2.A1" office:value-type="string">
            <text:p text:style-name="P16"><text:span text:style-name="T12"><text:s/>decimals use strings for initialization</text:span> </text:p>
            <text:p text:style-name="P16">from decimal import Decimal</text:p>
            <text:p text:style-name="P16">print(f'{Decimal("0.1"): 18f}') <text:s/><text:span text:style-name="T11"><text:s/></text:span><text:span text:style-name="T3">0.1</text:span></text:p>
            <text:p text:style-name="P16"/>
          </table:table-cell>
        </table:table-row>
        <table:table-row table:style-name="TableLine2589886415472">
          <table:table-cell table:style-name="Table2.A1" office:value-type="string">
            <text:p text:style-name="Table_20_Contents">.1+.1+.1 == .3 <text:span text:style-name="T1">False</text:span></text:p>
            <text:p text:style-name="P14">lead to confusing code</text:p>
            <text:p text:style-name="P15"><text:span text:style-name="T1">.1+.1+.1 = </text:span><text:span text:style-name="T3">0.30000000000000004</text:span></text:p>
            <text:p text:style-name="P14">we need to round the numbers <text:span text:style-name="T21">to get <text:s/>the True</text:span></text:p>
          </table:table-cell>
          <table:table-cell table:style-name="Table2.A1" office:value-type="string">
            <text:p text:style-name="P16"><text:span text:style-name="T12">decimals suffer from their own precision issues with this example.</text:span> Decimal('1')/Decimal('3') *Decimal('3') == Decimal('1') </text:p>
            <text:p text:style-name="P19">False</text:p>
          </table:table-cell>
        </table:table-row>
        <table:table-row table:style-name="TableLine2589886415472">
          <table:table-cell table:style-name="Table2.A1" office:value-type="string">
            <text:p text:style-name="Table_20_Contents"/>
          </table:table-cell>
          <table:table-cell table:style-name="Table2.A1" office:value-type="string">
            <text:p text:style-name="P16"><text:span text:style-name="T12">Decimal have their own hidden rounding that cause precision issues, and to eliminate the hidden routing, you need to use Python’s fractions module</text:span> </text:p>
            <text:p text:style-name="P16">from fractions import Fraction</text:p>
            <text:p text:style-name="P16">Fraction('1')/Fraction('3') * Fraction('3') == Fraction('1')</text:p>
            <text:p text:style-name="P1">True</text:p>
            <text:p text:style-name="P19"/>
          </table:table-cell>
        </table:table-row>
      </table:table>
      <text:p text:style-name="P3"/>
      <text:p text:style-name="Standard">2. Decimal(&amp;#39;1.200&amp;#39;) and Decimal(&amp;#39;1.2&amp;#39;) are two objects to consider. In what sense are these the same object? Are these just two ways of representing the exact same value, or do they correspond to different internal states?</text:p>
      <text:p text:style-name="P8"><text:span text:style-name="T20">Ans: </text:span><text:span text:style-name="T23">Decimal('1.200')==Decimal('1.2') <text:s/></text:span><text:span text:style-name="T3">True; just two ways of representing the exact same value</text:span></text:p>
      <text:p text:style-name="P7"><text:s/><text:tab/>In sense they are represented as a string as an object:</text:p>
      <text:p text:style-name="P8"><text:span text:style-name="T23"><text:tab/>str('1.200') == str('1.2') </text:span><text:span text:style-name="T3">Fals</text:span><text:span text:style-name="T8">e</text:span></text:p>
      <text:p text:style-name="P7"/>
      <text:p text:style-name="Standard">3. What happens if the equality of Decimal(&amp;#39;1.200&amp;#39;) and Decimal(&amp;#39;1.2&amp;#39;) is checked?</text:p>
      <text:p text:style-name="P4">Ans:<text:span text:style-name="T17"> Decimal('1.200')==Decimal('1.2') <text:s/></text:span><text:span text:style-name="T4">True;</text:span></text:p>
      <text:p text:style-name="Standard"/>
      <text:p text:style-name="Standard">4. Why is it preferable to start a Decimal object with a string rather than a floating-point value?</text:p>
      <text:p text:style-name="P9"><text:span text:style-name="T20">Ans: </text:span><text:span text:style-name="T12">The decimal declared as a float is not technically</text:span> <text:span text:style-name="T24">a Decimal</text:span></text:p>
      <text:p text:style-name="P9"><text:span text:style-name="T12"> If decimals aren’t initialized with strings,  we lose some of the precision benefits of decimals and create subtle bugs.</text:span> </text:p>
      <text:p text:style-name="P9"/>
      <text:p text:style-name="Standard">5. In an arithmetic phrase, how simple is it to combine Decimal objects with integers?</text:p>
      <text:p text:style-name="P6"><text:span text:style-name="T25">Ans: </text:span><text:span text:style-name="T18">Decimal('.1')+ 3; <text:s/></text:span><text:span text:style-name="T4">Decimal('3.1')</text:span></text:p>
      <text:p text:style-name="P5"><text:span text:style-name="T17"/></text:p>
      <text:p text:style-name="Standard">6. Can Decimal objects and floating-point values be combined easily?</text:p>
      <text:p text:style-name="P6"><text:span text:style-name="T25">Ans; </text:span><text:span text:style-name="T18">Decimal('.1')+.3; </text:span></text:p>
      <text:p text:style-name="P6"><text:span text:style-name="T14">TypeError</text:span><text:span text:style-name="T4">: unsupported operand type(s) for +: 'decimal.Decimal' and 'float'</text:span></text:p>
      <text:p text:style-name="P5"><text:span text:style-name="T17"/></text:p>
      <text:p text:style-name="Standard">7. Using the Fraction class but not the Decimal class, give an example of a quantity that can be</text:p>
      <text:p text:style-name="Standard">expressed with absolute precision.</text:p>
      <text:p text:style-name="P5"><text:soft-page-break/>Ans: <text:tab/><text:span text:style-name="T17">from fractions import Fraction</text:span></text:p>
      <text:p text:style-name="P5"><text:span text:style-name="T17"><text:tab/>Fraction('1') / Fraction('3') * Fraction('3') == Fraction('1'); </text:span><text:span text:style-name="T5">True; </text:span><text:span text:style-name="T4">In case of decimals it is false</text:span></text:p>
      <text:p text:style-name="P9">8. Describe a quantity that can be accurately expressed by the Decimal or Fraction classes but not by a floating-point value.</text:p>
      <text:p text:style-name="P10"><text:tab/>D<text:span text:style-name="T9">ecimal('1.1')==Fraction('1.1'); </text:span><text:span text:style-name="T10">True</text:span></text:p>
      <text:p text:style-name="P10"><text:span text:style-name="T9"><text:tab/>float(1.1)==Decimal('1.1')==Fraction(1.1); </text:span><text:span text:style-name="T10">False</text:span></text:p>
      <text:p text:style-name="Standard">Q9.Consider the following two fraction objects: Fraction(1, 2) and Fraction(1, 2). (5, 10). Is the internal state of these two objects the same? Why do you think that is?</text:p>
      <text:p text:style-name="P11">Ans; <text:s/><text:span text:style-name="T26">no. One is fraction and second is some dot product</text:span></text:p>
      <text:p text:style-name="Standard">Q10. How do the Fraction class and the integer type (int) relate to each other? Containment or</text:p>
      <text:p text:style-name="Standard">inheritance?</text:p>
      <text:p text:style-name="P12">Ans; <text:span text:style-name="T27">fraction and integer relate to each other by Containment</text:span></text:p>
      <text:p text:style-name="P13"><text:span text:style-name="T15">Fraction class: </text:span><text:span text:style-name="T16">This class has two data members: a numerator and a denominator. The numerator and denominator are part of the Fraction (contained within it). They can not belong to more than one Fraction at a time. The numerator and denominator don’t know they are part of a Fraction, they just hold integer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arial" svg:font-family="arial, sans-serif"/>
    <style:font-face style:name="monospace" svg:font-family="monospace"/>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0T09:19:58.572000000</meta:creation-date>
    <dc:date>2022-08-10T11:46:45.881000000</dc:date>
    <meta:editing-duration>PT16M16S</meta:editing-duration>
    <meta:editing-cycles>3</meta:editing-cycles>
    <meta:generator>LibreOffice/7.3.5.2$Windows_X86_64 LibreOffice_project/184fe81b8c8c30d8b5082578aee2fed2ea847c01</meta:generator>
    <meta:document-statistic meta:table-count="2" meta:image-count="0" meta:object-count="0" meta:page-count="2" meta:paragraph-count="53" meta:word-count="524" meta:character-count="3520" meta:non-whitespace-character-count="3018"/>
  </office:meta>
</office:document-meta>
</file>